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Black" svg:font-family="ArialBlack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margin-left="-0.026cm" fo:margin-right="0cm" fo:text-indent="0cm" style:auto-text-indent="false"/>
    </style:style>
    <style:style style:name="P2" style:family="paragraph" style:parent-style-name="Standard">
      <style:paragraph-properties fo:margin-left="-0.026cm" fo:margin-right="0cm" fo:text-indent="0cm" style:auto-text-indent="false"/>
    </style:style>
    <style:style style:name="P3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fo:font-size="16pt" style:font-size-asian="16pt" style:font-size-complex="16pt"/>
    </style:style>
    <style:style style:name="P5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-0.026cm" fo:margin-right="0cm" fo:text-align="center" style:justify-single-word="false" fo:text-indent="0cm" style:auto-text-indent="false">
        <style:tab-stops>
          <style:tab-stop style:position="4.152cm"/>
        </style:tab-stops>
      </style:paragraph-properties>
      <style:text-properties style:font-name="Times New Roman" fo:font-size="20pt" fo:font-weight="bold" style:font-name-asian="ArialBlack" style:font-size-asian="20pt" style:font-weight-asian="bold" style:font-name-complex="ArialBlack" style:font-size-complex="20pt" style:font-weight-complex="bold"/>
    </style:style>
    <style:style style:name="P8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style:font-name="ArialBlack" fo:font-size="14pt" fo:font-weight="bold" style:font-name-asian="ArialBlack" style:font-size-asian="14pt" style:font-weight-asian="bold" style:font-name-complex="ArialBlack" style:font-size-complex="14pt" style:font-weight-complex="bold"/>
    </style:style>
    <style:style style:name="P9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style:font-name="Times New Roman" fo:font-size="14pt" fo:font-weight="bold" style:font-name-asian="ArialBlack" style:font-size-asian="14pt" style:font-weight-asian="bold" style:font-name-complex="ArialBlack" style:font-size-complex="14pt" style:font-weight-complex="bold"/>
    </style:style>
    <style:style style:name="P10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style:font-name="Times New Roman" fo:font-size="12pt" fo:font-weight="bold" style:font-name-asian="ArialBlack" style:font-size-asian="12pt" style:font-weight-asian="bold" style:font-name-complex="ArialBlack" style:font-size-complex="12pt" style:font-weight-complex="bold"/>
    </style:style>
    <style:style style:name="P11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fo:color="#000000" style:font-name="Times New Roman" fo:font-size="14pt" fo:font-weight="bold" style:font-name-asian="ArialBlack" style:font-size-asian="14pt" style:font-weight-asian="bold" style:font-name-complex="ArialBlack" style:font-size-complex="14pt" style:font-weight-complex="bold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6.244cm"/>
        </style:tab-stops>
      </style:paragraph-properties>
      <style:text-properties style:font-name="Times New Roman" fo:font-size="14pt" fo:font-weight="bold" style:font-name-asian="ArialBlack" style:font-size-asian="14pt" style:font-weight-asian="bold" style:font-name-complex="ArialBlack" style:font-size-complex="14pt" style:font-weight-complex="bold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6.244cm"/>
        </style:tab-stops>
      </style:paragraph-properties>
      <style:text-properties fo:color="#000000" style:font-name="Times New Roman" fo:font-size="12pt" style:text-underline-style="none" fo:font-weight="bold" style:font-name-asian="ArialBlack" style:font-size-asian="12pt" style:font-weight-asian="bold" style:font-name-complex="ArialBlack" style:font-size-complex="12pt" style:font-weight-complex="bold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6.244cm"/>
        </style:tab-stops>
      </style:paragraph-properties>
      <style:text-properties fo:color="#000000" style:font-name="Times New Roman" fo:font-size="14pt" fo:font-weight="bold" style:font-name-asian="ArialBlack" style:font-size-asian="14pt" style:font-weight-asian="bold" style:font-name-complex="ArialBlack" style:font-size-complex="14pt" style:font-weight-complex="bold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002cm"/>
          <style:tab-stop style:position="1.508cm"/>
          <style:tab-stop style:position="6.244cm"/>
        </style:tab-stops>
      </style:paragraph-properties>
      <style:text-properties fo:color="#000000" style:font-name="Times New Roman" fo:font-size="12pt" fo:font-weight="normal" style:font-name-asian="ArialBlack" style:font-size-asian="12pt" style:font-weight-asian="normal" style:font-name-complex="ArialBlack" style:font-size-complex="12pt" style:font-weight-complex="normal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1.508cm"/>
          <style:tab-stop style:position="6.244cm"/>
        </style:tab-stops>
      </style:paragraph-properties>
      <style:text-properties fo:color="#000000" style:font-name="Times New Roman" fo:font-size="12pt" fo:font-weight="normal" style:font-name-asian="ArialBlack" style:font-size-asian="12pt" style:font-weight-asian="normal" style:font-name-complex="ArialBlack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1.508cm"/>
          <style:tab-stop style:position="6.244cm"/>
        </style:tab-stops>
      </style:paragraph-properties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1.002cm"/>
          <style:tab-stop style:position="1.508cm"/>
          <style:tab-stop style:position="6.244cm"/>
        </style:tab-stops>
      </style:paragraph-properties>
    </style:style>
    <style:style style:name="T1" style:family="text">
      <style:text-properties fo:color="#000000" style:font-name="Times New Roman" fo:font-size="12pt" style:text-underline-style="none" fo:font-weight="bold" style:font-name-asian="ArialBlack" style:font-size-asian="12pt" style:font-weight-asian="bold" style:font-name-complex="ArialBlack" style:font-size-complex="12pt" style:font-weight-complex="bold"/>
    </style:style>
    <style:style style:name="T2" style:family="text">
      <style:text-properties fo:color="#00008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Times New Roman" fo:font-size="12pt" fo:font-weight="normal" style:font-name-asian="ArialBlack" style:font-size-asian="12pt" style:font-weight-asian="normal" style:font-name-complex="ArialBlack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3">SOFTWAROVÝ PROJEKT </text:p>
      <text:p text:style-name="P4"/>
      <text:p text:style-name="P4"/>
      <text:p text:style-name="P5">DINOSAURUS</text:p>
      <text:p text:style-name="P6"/>
      <text:p text:style-name="P7">STSW (Specifikace testování SW)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>Martin Lukeš</text:p>
      <text:p text:style-name="P12"><text:a xlink:type="simple" xlink:href="mailto:lukesma4@feld.cvut.cz"><text:span text:style-name="T1"><text:tab/>(</text:span></text:a><text:a xlink:type="simple" xlink:href="mailto:lukesma4@feld.cvut.cz"><text:span text:style-name="T2">lukesma4@feld.cvut.cz</text:span></text:a><text:a xlink:type="simple" xlink:href="mailto:lukesma4@feld.cvut.cz"><text:span text:style-name="T3">)</text:span></text:a></text:p>
      <text:p text:style-name="P12"><text:a xlink:type="simple" xlink:href="mailto:lukesma4@feld.cvut.cz"><text:span text:style-name="T3"/></text:a></text:p>
      <text:p text:style-name="P13"/>
      <text:p text:style-name="P13"/>
      <text:p text:style-name="P13"/>
      <text:p text:style-name="P13"/>
      <text:p text:style-name="P12"><text:a xlink:type="simple" xlink:href="mailto:lukesma4@feld.cvut.cz"><text:span text:style-name="T3"/></text:a></text:p>
      <text:p text:style-name="P12"><text:a xlink:type="simple" xlink:href="mailto:lukesma4@feld.cvut.cz"><text:span text:style-name="T3"/></text:a></text:p>
      <text:p text:style-name="P14"><text:tab/><text:tab/>Testování</text:p>
      <text:p text:style-name="P14"><text:tab/></text:p>
      <text:p text:style-name="P15"><text:tab/>Při psaní webových stránek se může člověk dopustit mnohých chyb. Některé z nich zamezují správné funkčnosti, což je jeden ze způsobů, jak tyto chyby odhalit.<text:tab/></text:p>
      <text:p text:style-name="P15"><text:span text:style-name="T4"><text:tab/>Př.</text:span> Záměna atributu id za name a následné použití kaskádového styly přes externí soubor. Element s tagem name nebude správně rozmístěn – na rozdíl od elementu s tagem id. Tuto chybu odhalíme otevřením stránky v prohlížeči.</text:p>
      <text:p text:style-name="P15"/>
      <text:p text:style-name="P15">&lt;div id="hornimenu" &gt;...&lt;/div&gt; <text:s text:c="8"/><text:tab/>na tento tag BUDE aplikován kaskádový styl</text:p>
      <text:p text:style-name="P16">&lt;div name="hornimenu"&gt;...&lt;/div&gt; <text:s text:c="2"/><text:tab/><text:tab/><text:tab/>na tento tage NEBUDE aplikován kaskádový styl</text:p>
      <text:p text:style-name="P16"/>
      <text:p text:style-name="P16"/>
      <text:p text:style-name="P16"/>
      <text:p text:style-name="P17"><text:span text:style-name="T5"><text:tab/>Některé chyby nezamezují funkčnosti, ale odporují zaběhnutým standardům – pravidlům j</text:span>azyka HTML/XHTML. </text:p>
      <text:p text:style-name="P18"/>
      <text:p text:style-name="P18"><text:tab/><text:span text:style-name="T4">Př. </text:span><text:span text:style-name="T6">&lt;a href="#" onclick="setActiveStyleSheet('alternative'); return false;"&gt;Alternativní&lt;/a&gt; <text:tab/></text:span></text:p>
      <text:p text:style-name="P18"/>
      <text:p text:style-name="P18"><text:tab/><text:span text:style-name="T5">Psaní webových stránek vyžaduje základní znalost jazyka HTML/XHTML. Uvedený</text:span> Html tag je chybný, protože v párovém tagu k &lt;a&gt; chybí lomítko, aby tento tag byl uzavírací ( &lt;/a&gt;).<text:tab/></text:p>
      <text:p text:style-name="P18"/>
      <text:p text:style-name="P18"/>
      <text:p text:style-name="P17"><text:tab/>Chyby je možné nalézt pomocí detailního a pozorného pročtení zdrojového kódu nebo použitím validátoru, který chyby nalezne a označí, ale neopraví! Validátor použitý k kontrole zdrojového kódu tohoto projektu je HTML validátor, který je volně dostupný na internetu jakožto addon programu Mozilla Firefox.</text:p>
      <text:p text:style-name="P17"/>
      <text:p text:style-name="P17"/>
      <text:p text:style-name="P17"><text:tab/>Problém s funkcí skinů nastane v případě, že návštěvník stránek bude mít nastavenu vysokou ochranu počítače a nepřijme cookies.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Black" svg:font-family="ArialBlack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 style:list-style-name="L1">
      <style:paragraph-properties fo:text-align="center" style:justify-single-word="false"/>
    </style:style>
    <style:style style:name="P2" style:family="paragraph" style:parent-style-name="Footer" style:list-style-name="L2">
      <style:paragraph-properties fo:text-align="center" style:justify-single-word="false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_20_left">Skupina 212<text:tab/>STSW <text:tab/>Martin Lukeš</text:p>
      </style:header>
      <style:header-left>
        <text:p text:style-name="Header_20_left">Skupina 212<text:tab/>STSW <text:tab/>Martin Lukeš</text:p>
      </style:header-left>
      <style:footer>
        <text:list text:style-name="L1">
          <text:list-header>
            <text:p text:style-name="P1"/>
          </text:list-header>
        </text:list>
      </style:footer>
      <style:footer-left>
        <text:list text:style-name="L2">
          <text:list-header>
            <text:p text:style-name="P2">2</text:p>
          </text:list-header>
        </text:list>
      </style:footer-left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9-05-30T09:31:12</meta:creation-date>
    <dc:date>2009-05-31T21:19:20</dc:date>
    <dc:language>cs-CZ</dc:language>
    <meta:editing-cycles>12</meta:editing-cycles>
    <meta:editing-duration>PT7H35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9" meta:word-count="217" meta:character-count="1529"/>
  </office:meta>
</office:document-meta>
</file>